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e2ca1" officeooo:paragraph-rsid="000e2ca1"/>
    </style:style>
    <style:style style:name="P2" style:family="paragraph" style:parent-style-name="Standard">
      <style:text-properties fo:font-size="14pt" officeooo:rsid="000e2ca1" officeooo:paragraph-rsid="000e2ca1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Melouny a lamy</text:p>
      <text:p text:style-name="P1"/>
      <text:p text:style-name="P2">Jája miluje melouny. Seje je na svoje pole. Umí to s lopatou.</text:p>
      <text:p text:style-name="P2"/>
      <text:p text:style-name="P2">Lamy o melounovém poli ví. I ony milují melouny. Lamy jsou mlsné tlamy.</text:p>
      <text:p text:style-name="P2"/>
      <text:p text:style-name="P2">Z pole melouny loupí. Óóóóó to je lup!</text:p>
      <text:p text:style-name="P2"/>
      <text:p text:style-name="P2">Jája je smutný. Melouny mizí. Lze lamy ulovit? </text:p>
      <text:p text:style-name="P2"/>
      <text:p text:style-name="P2">Jája se ptá táty. Táta to ví.</text:p>
      <text:p text:style-name="P2"/>
      <text:p text:style-name="P2">Vypustí lvy? Sovy? Psy? Slony?</text:p>
      <text:p text:style-name="P2"/>
      <text:p text:style-name="P2">Ne. Jája jim lup vymluví!</text:p>
      <text:p text:style-name="P2"/>
      <text:p text:style-name="P2">Jája mluví s lamami o loupení. Není to milé. Je to nemilé!</text:p>
      <text:p text:style-name="P2"/>
      <text:p text:style-name="P2">Lamy mají jíst jen seno. Tyto melouny jsou moje. Sejte si svoje melouny.</text:p>
      <text:p text:style-name="P2"/>
      <text:p text:style-name="P2">Jája jim nese melounové semeno. Nasejte si samy!</text:p>
      <text:p text:style-name="P2"/>
      <text:p text:style-name="P2">Lamy mizí v lese. A sejí svoje melouny.</text:p>
      <text:p text:style-name="P2"/>
      <text:p text:style-name="P2">Táta, máma i Jája jí melouny. Óóóóóto je mls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6T17:56:42.610882197</meta:creation-date>
    <dc:date>2016-01-26T17:57:34.314281002</dc:date>
    <meta:editing-duration>PT14S</meta:editing-duration>
    <meta:editing-cycles>2</meta:editing-cycles>
    <meta:generator>LibreOffice/4.2.8.2$Linux_X86_64 LibreOffice_project/420m0$Build-2</meta:generator>
    <meta:document-statistic meta:table-count="0" meta:image-count="0" meta:object-count="0" meta:page-count="1" meta:paragraph-count="13" meta:word-count="111" meta:character-count="577" meta:non-whitespace-character-count="478"/>
  </office:meta>
</office:document-meta>
</file>